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valuation" table:style-name="ta1">
        <table:shapes>
          <draw:frame draw:z-index="0" draw:style-name="gr1" draw:text-style-name="P1" svg:width="123.95mm" svg:height="90.05mm" svg:x="20.92mm" svg:y="22.57mm">
            <loext:p draw:notify-on-update-of-ranges="evaluation.B2:evaluation.B4 evaluation.C2:evaluation.C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23.13mm" svg:height="90.04mm" svg:x="20.91mm" svg:y="117.94mm">
            <loext:p draw:notify-on-update-of-ranges="evaluation.B2:evaluation.B4 evaluation.D2:evaluation.D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 office:value-type="float" office:value="190138277.2" calcext:value-type="float">
            <text:p>190138277,2</text:p>
          </table:table-cell>
          <table:table-cell office:value-type="float" office:value="8.279069555" calcext:value-type="float">
            <text:p>8,279069555</text:p>
          </table:table-cell>
        </table:table-row>
        <table:table-row table:style-name="ro1">
          <table:table-cell/>
          <table:table-cell office:value-type="string" calcext:value-type="string">
            <text:p>RowSV</text:p>
          </table:table-cell>
          <table:table-cell office:value-type="float" office:value="7001209.38" calcext:value-type="float">
            <text:p>7001209,38</text:p>
          </table:table-cell>
          <table:table-cell office:value-type="float" office:value="6.845173066" calcext:value-type="float">
            <text:p>6,845173066</text:p>
          </table:table-cell>
        </table:table-row>
        <table:table-row table:style-name="ro1">
          <table:table-cell/>
          <table:table-cell office:value-type="string" calcext:value-type="string">
            <text:p>ColSV</text:p>
          </table:table-cell>
          <table:table-cell office:value-type="float" office:value="4613638.51" calcext:value-type="float">
            <text:p>4613638,51</text:p>
          </table:table-cell>
          <table:table-cell office:value-type="float" office:value="6.664043563" calcext:value-type="float">
            <text:p>6,6640435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.00.0000</text:date>, <text:time style:data-style-name="N2" text:time-value="09:09:46.08933105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9T09:10:11.166056718</dc:date>
    <meta:editing-duration>PT7M28S</meta:editing-duration>
    <meta:editing-cycles>3</meta:editing-cycles>
    <meta:generator>LibreOffice/5.1.4.2$Linux_x86 LibreOffice_project/10m0$Build-2</meta:generator>
    <meta:document-statistic meta:table-count="1" meta:cell-count="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396cm" svg:height="9.006cm" xlink:href=".." xlink:type="simple" chart:class="chart:bar" chart:style-name="ch1">
        <chart:plot-area chart:style-name="ch2" table:cell-range-address="evaluation.B2:evaluation.C4" chart:data-source-has-labels="column" svg:x="1.258cm" svg:y="0.18cm" svg:width="10.891cm" svg:height="7.665cm">
          <chartooo:coordinate-region svg:x="3.176cm" svg:y="0.38cm" svg:width="8.973cm" svg:height="6.818cm"/>
          <chart:axis chart:dimension="x" chart:name="primary-x" chart:style-name="ch3" chartooo:axis-type="auto">
            <chartooo:date-scale/>
            <chart:title svg:x="5.323cm" svg:y="8.025cm" chart:style-name="ch4">
              <text:p>Storage View Type</text:p>
            </chart:title>
            <chart:categories table:cell-range-address="evaluation.B2:evaluation.B4"/>
          </chart:axis>
          <chart:axis chart:dimension="y" chart:name="primary-y" chart:style-name="ch5">
            <chart:title svg:x="0.451cm" svg:y="4.665cm" chart:style-name="ch6">
              <text:p>Time, ns</text:p>
            </chart:title>
            <chart:grid chart:style-name="ch7" chart:class="major"/>
          </chart:axis>
          <chart:series chart:style-name="ch8" chart:values-cell-range-address="evaluation.C2:evaluation.C4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Log</text:p>
                <draw:g>
                  <svg:desc>evaluation.B2:evaluation.B4</svg:desc>
                </draw:g>
              </table:table-cell>
              <table:table-cell office:value-type="float" office:value="190138277.2">
                <text:p>190138277.2</text:p>
                <draw:g>
                  <svg:desc>evaluation.C2:evaluation.C4</svg:desc>
                </draw:g>
              </table:table-cell>
            </table:table-row>
            <table:table-row>
              <table:table-cell office:value-type="string">
                <text:p>RowSV</text:p>
              </table:table-cell>
              <table:table-cell office:value-type="float" office:value="7001209.38">
                <text:p>7001209.38</text:p>
              </table:table-cell>
            </table:table-row>
            <table:table-row>
              <table:table-cell office:value-type="string">
                <text:p>ColSV</text:p>
              </table:table-cell>
              <table:table-cell office:value-type="float" office:value="4613638.51">
                <text:p>4613638.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314cm" svg:height="9.005cm" xlink:href=".." xlink:type="simple" chart:class="chart:bar" chart:style-name="ch1">
        <chart:plot-area chart:style-name="ch2" table:cell-range-address="evaluation.B2:evaluation.B4 evaluation.D2:evaluation.D4" chart:data-source-has-labels="column" svg:x="1.257cm" svg:y="0.18cm" svg:width="10.811cm" svg:height="7.664cm">
          <chartooo:coordinate-region svg:x="1.693cm" svg:y="0.379cm" svg:width="10.375cm" svg:height="6.818cm"/>
          <chart:axis chart:dimension="x" chart:name="primary-x" chart:style-name="ch3" chartooo:axis-type="auto">
            <chartooo:date-scale/>
            <chart:title svg:x="4.409cm" svg:y="8.024cm" chart:style-name="ch4">
              <text:p>Storage View Type (Log Scale)</text:p>
            </chart:title>
            <chart:categories table:cell-range-address="evaluation.B2:evaluation.B4"/>
          </chart:axis>
          <chart:axis chart:dimension="y" chart:name="primary-y" chart:style-name="ch5">
            <chart:title svg:x="0.451cm" svg:y="4.665cm" chart:style-name="ch6">
              <text:p>Time, ns</text:p>
            </chart:title>
            <chart:grid chart:style-name="ch7" chart:class="major"/>
          </chart:axis>
          <chart:series chart:style-name="ch8" chart:values-cell-range-address="evaluation.D2:evaluation.D4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Log</text:p>
                <draw:g>
                  <svg:desc>evaluation.B2:evaluation.B4</svg:desc>
                </draw:g>
              </table:table-cell>
              <table:table-cell office:value-type="float" office:value="8.279069555">
                <text:p>8.279069555</text:p>
                <draw:g>
                  <svg:desc>evaluation.D2:evaluation.D4</svg:desc>
                </draw:g>
              </table:table-cell>
            </table:table-row>
            <table:table-row>
              <table:table-cell office:value-type="string">
                <text:p>RowSV</text:p>
              </table:table-cell>
              <table:table-cell office:value-type="float" office:value="6.845173066">
                <text:p>6.845173066</text:p>
              </table:table-cell>
            </table:table-row>
            <table:table-row>
              <table:table-cell office:value-type="string">
                <text:p>ColSV</text:p>
              </table:table-cell>
              <table:table-cell office:value-type="float" office:value="6.664043563">
                <text:p>6.6640435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